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Mangal" svg:font-family="Mangal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WW-Базовый">
      <style:text-properties style:font-name="Lucida Grande" style:font-name-complex="Lucida Grande1" style:font-size-complex="12pt"/>
    </style:style>
    <style:style style:name="P2" style:family="paragraph" style:parent-style-name="WW-Базовый">
      <style:paragraph-properties fo:text-align="justify" style:justify-single-word="false"/>
      <style:text-properties style:font-name="Lucida Grande" style:font-name-complex="Lucida Grande1" style:font-size-complex="12pt"/>
    </style:style>
    <style:style style:name="P3" style:family="paragraph" style:parent-style-name="WW-Базовый">
      <style:paragraph-properties fo:text-align="justify" style:justify-single-word="false" fo:orphans="0" fo:widows="0"/>
      <style:text-properties style:font-name="Lucida Grande" style:font-name-complex="Lucida Grande1" style:font-size-complex="12pt"/>
    </style:style>
    <style:style style:name="P4" style:family="paragraph" style:parent-style-name="WW-Базовый">
      <style:paragraph-properties fo:text-align="justify" style:justify-single-word="false"/>
      <style:text-properties style:font-name="Lucida Grande" fo:background-color="#ffff00" style:font-name-complex="Lucida Grande1" style:font-size-complex="12pt"/>
    </style:style>
    <style:style style:name="P5" style:family="paragraph" style:parent-style-name="WW-Базовый">
      <style:paragraph-properties fo:text-align="justify" style:justify-single-word="false"/>
    </style:style>
    <style:style style:name="P6" style:family="paragraph" style:parent-style-name="WW-Базовый">
      <style:text-properties style:font-size-complex="12pt"/>
    </style:style>
    <style:style style:name="P7" style:family="paragraph" style:parent-style-name="WW-Базовый">
      <style:paragraph-properties fo:text-align="justify" style:justify-single-word="false"/>
      <style:text-properties style:font-size-complex="12pt"/>
    </style:style>
    <style:style style:name="P8" style:family="paragraph" style:parent-style-name="WW-Базовый">
      <style:text-properties fo:font-weight="bold" style:font-weight-asian="bold" style:font-size-complex="12pt"/>
    </style:style>
    <style:style style:name="P9" style:family="paragraph" style:parent-style-name="WW-Базовый">
      <style:paragraph-properties fo:text-align="justify" style:justify-single-word="false"/>
      <style:text-properties fo:font-weight="bold" style:font-weight-asian="bold" style:font-size-complex="12pt"/>
    </style:style>
    <style:style style:name="P10" style:family="paragraph" style:parent-style-name="WW-Базовый">
      <style:paragraph-properties fo:text-align="justify" style:justify-single-word="false"/>
      <style:text-properties fo:font-weight="bold" style:font-weight-asian="bold" style:font-size-complex="12pt" style:font-weight-complex="bold"/>
    </style:style>
    <style:style style:name="P11" style:family="paragraph" style:parent-style-name="WW-Базовый">
      <style:paragraph-properties fo:text-align="justify" style:justify-single-word="false"/>
      <style:text-properties fo:color="#800000" style:font-name="Lucida Grande" fo:font-weight="bold" fo:background-color="transparent" style:font-weight-asian="bold" style:font-name-complex="Lucida Grande1" style:font-size-complex="12pt"/>
    </style:style>
    <style:style style:name="P12" style:family="paragraph" style:parent-style-name="WW-Базовый">
      <style:paragraph-properties fo:text-align="justify" style:justify-single-word="false"/>
      <style:text-properties fo:color="#800000" style:font-name="Lucida Grande" fo:background-color="transparent" style:font-name-complex="Lucida Grande1" style:font-size-complex="12pt"/>
    </style:style>
    <style:style style:name="P13" style:family="paragraph" style:parent-style-name="WW-Базовый">
      <style:paragraph-properties fo:text-align="justify" style:justify-single-word="false"/>
      <style:text-properties fo:color="#800000" fo:background-color="transparent"/>
    </style:style>
    <style:style style:name="P14" style:family="paragraph" style:parent-style-name="WW-Базовый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WW-Базовый">
      <style:text-properties style:language-asian="ru" style:country-asian="RU" style:font-size-complex="12pt"/>
    </style:style>
    <style:style style:name="P16" style:family="paragraph" style:parent-style-name="WW-Базовый">
      <style:paragraph-properties fo:margin-left="0.635cm" fo:margin-right="0cm" fo:text-align="justify" style:justify-single-word="false" fo:text-indent="-0.635cm" style:auto-text-indent="false"/>
      <style:text-properties style:font-size-complex="12pt"/>
    </style:style>
    <style:style style:name="P17" style:family="paragraph" style:parent-style-name="WW-Базовый">
      <style:paragraph-properties fo:margin-left="0.635cm" fo:margin-right="0cm" fo:text-align="justify" style:justify-single-word="false" fo:text-indent="-0.635cm" style:auto-text-indent="false" fo:padding="0.074cm" fo:border-left="none" fo:border-right="none" fo:border-top="none" fo:border-bottom="0.002cm solid #000000" style:join-border="false"/>
      <style:text-properties style:font-size-complex="12pt"/>
    </style:style>
    <style:style style:name="P18" style:family="paragraph" style:parent-style-name="Обычный_20__28_веб_29_1">
      <style:paragraph-properties fo:margin-top="0cm" fo:margin-bottom="0cm" fo:text-align="justify" style:justify-single-word="false"/>
      <style:text-properties style:font-size-complex="12pt"/>
    </style:style>
    <style:style style:name="P19" style:family="paragraph" style:parent-style-name="Обычный_20__28_веб_29_1">
      <style:paragraph-properties fo:margin-top="0cm" fo:margin-bottom="0cm" fo:text-align="justify" style:justify-single-word="false"/>
    </style:style>
    <style:style style:name="P20" style:family="paragraph" style:parent-style-name="Обычный_20__28_веб_29_1">
      <style:paragraph-properties fo:margin-top="0cm" fo:margin-bottom="0cm" fo:text-align="justify" style:justify-single-word="false"/>
      <style:text-properties style:font-name="Lucida Grande" style:font-name-complex="Lucida Grande1" style:font-size-complex="12pt"/>
    </style:style>
    <style:style style:name="P21" style:family="paragraph" style:parent-style-name="Обычный_20__28_веб_29_1">
      <style:paragraph-properties fo:margin-top="0cm" fo:margin-bottom="0cm" fo:text-align="justify" style:justify-single-word="false"/>
      <style:text-properties style:font-name="Lucida Grande" fo:font-weight="bold" style:font-weight-asian="bold" style:font-name-complex="Lucida Grande1" style:font-size-complex="12pt"/>
    </style:style>
    <style:style style:name="P22" style:family="paragraph" style:parent-style-name="Обычный_20__28_веб_29_1">
      <style:paragraph-properties fo:margin-top="0cm" fo:margin-bottom="0cm" fo:text-align="justify" style:justify-single-word="false"/>
      <style:text-properties fo:color="#800000" style:font-name="Lucida Grande" fo:background-color="transparent" style:font-name-complex="Lucida Grande1" style:font-size-complex="12pt"/>
    </style:style>
    <style:style style:name="P23" style:family="paragraph" style:parent-style-name="Обычный_20__28_веб_29_1">
      <style:paragraph-properties fo:margin-top="0cm" fo:margin-bottom="0cm" fo:text-align="justify" style:justify-single-word="false"/>
      <style:text-properties fo:color="#800000" style:font-name="Lucida Grande" fo:font-weight="bold" fo:background-color="transparent" style:font-weight-asian="bold" style:font-name-complex="Lucida Grande1" style:font-size-complex="12pt"/>
    </style:style>
    <style:style style:name="P24" style:family="paragraph" style:parent-style-name="Обычный_20__28_веб_29_1">
      <style:paragraph-properties fo:margin-top="0cm" fo:margin-bottom="0cm" fo:text-align="justify" style:justify-single-word="false"/>
      <style:text-properties fo:color="#800000" fo:background-color="transparent"/>
    </style:style>
    <style:style style:name="P25" style:family="paragraph" style:parent-style-name="Абзац_20_списка1">
      <style:paragraph-properties fo:margin-left="0cm" fo:margin-right="0cm" fo:margin-top="0cm" fo:margin-bottom="0cm" fo:line-height="100%" fo:text-align="justify" style:justify-single-word="false" fo:text-indent="0cm" style:auto-text-indent="false" fo:keep-with-next="always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Абзац_20_списка1">
      <style:paragraph-properties fo:margin-left="0cm" fo:margin-right="0cm" fo:margin-top="0cm" fo:margin-bottom="0cm" fo:line-height="100%" fo:text-align="justify" style:justify-single-word="false" fo:text-indent="0cm" style:auto-text-indent="false" fo:keep-with-next="always"/>
      <style:text-properties style:font-name="Times New Roman" fo:font-size="12pt" style:font-size-asian="12pt" style:font-size-complex="12pt"/>
    </style:style>
    <style:style style:name="P27" style:family="paragraph" style:parent-style-name="Абзац_20_списка1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Абзац_20_списка1">
      <style:paragraph-properties fo:margin-left="0cm" fo:margin-right="0cm" fo:margin-top="0cm" fo:margin-bottom="0cm" fo:line-height="100%" fo:text-indent="0.249cm" style:auto-text-indent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Default">
      <style:paragraph-properties fo:text-align="justify" style:justify-single-word="false"/>
      <style:text-properties style:font-size-complex="12pt"/>
    </style:style>
    <style:style style:name="P30" style:family="paragraph" style:parent-style-name="Standard">
      <style:text-properties fo:color="#008000"/>
    </style:style>
    <style:style style:name="P31" style:family="paragraph" style:parent-style-name="WW-Базовый" style:master-page-name="Standard">
      <style:paragraph-properties style:page-number="auto"/>
      <style:text-properties style:font-name="Lucida Grande" fo:font-size="14pt" fo:font-weight="bold" style:font-size-asian="14pt" style:font-weight-asian="bold" style:font-name-complex="Lucida Grande1" style:font-size-complex="14pt"/>
    </style:style>
    <style:style style:name="P32" style:family="paragraph" style:parent-style-name="WW-Базовый">
      <style:text-properties style:language-asian="ru" style:country-asian="RU" style:font-size-complex="12pt"/>
    </style:style>
    <style:style style:name="P33" style:family="paragraph" style:parent-style-name="WW-Базовый">
      <style:paragraph-properties fo:text-align="justify" style:justify-single-word="false"/>
      <style:text-properties style:language-asian="ru" style:country-asian="RU" style:font-size-complex="12pt"/>
    </style:style>
    <style:style style:name="P34" style:family="paragraph" style:parent-style-name="WW-Базовый">
      <style:paragraph-properties fo:text-align="justify" style:justify-single-word="false"/>
      <style:text-properties fo:color="#808080" style:font-size-complex="12pt"/>
    </style:style>
    <style:style style:name="P35" style:family="paragraph" style:parent-style-name="WW-Базовый">
      <style:paragraph-properties fo:text-align="justify" style:justify-single-word="false"/>
      <style:text-properties fo:color="#cccccc" style:font-size-complex="12pt"/>
    </style:style>
    <style:style style:name="P36" style:family="paragraph" style:parent-style-name="WW-Базовый">
      <style:paragraph-properties fo:text-align="justify" style:justify-single-word="false"/>
      <style:text-properties style:font-size-complex="12pt"/>
    </style:style>
    <style:style style:name="T1" style:family="text">
      <style:text-properties style:font-name="Lucida Grande" style:font-name-complex="Lucida Grande1" style:font-size-complex="12pt"/>
    </style:style>
    <style:style style:name="T2" style:family="text">
      <style:text-properties style:font-name="Lucida Grande" fo:font-weight="bold" style:font-weight-asian="bold" style:font-name-complex="Lucida Grande1" style:font-size-complex="12pt"/>
    </style:style>
    <style:style style:name="T3" style:family="text">
      <style:text-properties style:font-name="Lucida Grande" fo:background-color="#ff0000" style:font-name-complex="Lucida Grande1" style:font-size-complex="12pt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style:font-size-complex="12pt"/>
    </style:style>
    <style:style style:name="T6" style:family="text">
      <style:text-properties style:font-name="Calibri" style:font-name-complex="Lucida Grande1" style:font-size-complex="12pt"/>
    </style:style>
    <style:style style:name="T7" style:family="text">
      <style:text-properties style:language-asian="ru" style:country-asian="RU" style:font-size-complex="12pt"/>
    </style:style>
    <style:style style:name="T8" style:family="text">
      <style:text-properties fo:language="en" fo:country="US" style:font-size-complex="12pt"/>
    </style:style>
    <style:style style:name="T9" style:family="text">
      <style:text-properties style:font-name-asian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Красным цветом выделено то, что еще нужно уточнить, желтым - новое</text:p>
      <text:p text:style-name="P1"/>
      <text:p text:style-name="P1">Алтайский край.</text:p>
      <text:p text:style-name="P1">Расположен в самом сердце Евразии. </text:p>
      <text:p text:style-name="P1">на пересечении трансконтинентальных транзитных потоков.</text:p>
      <text:p text:style-name="P1">Площадь – 168 тыс.кв.км</text:p>
      <text:p text:style-name="P1">Протяженность с запада на восток 600 км, с севера на юг 400 км </text:p>
      <text:p text:style-name="WW-Базовый"><text:span text:style-name="T6">4</text:span><text:span text:style-name="T1">-е место в России по количеству сельских и городских поселений.</text:span></text:p>
      <text:p text:style-name="P1">59 муниципальных районов, 11 городских округов, 6 городских и 659 сельских поселений</text:p>
      <text:p text:style-name="P1">2,4 млн. человек</text:p>
      <text:p text:style-name="P1">49,8 % — экономически активное населения</text:p>
      <text:p text:style-name="P18"/>
      <text:p text:style-name="P22">ТЕРРИТОРИЯ И ПОЛЕЗНЫЕ ИСКОПАЕМЫЕ</text:p>
      <text:p text:style-name="P22">Земельный фонд – 16,8 млн. га.</text:p>
      <text:p text:style-name="P24"><text:span text:style-name="T1">Сегментарно появляющийся график по структуре земельного фонда (данные: земли с/х назначения – 68,7% (11,5 млн. га), земли лесного фонда – 26,3% (4,4 млн. га), земли населенных пунктов – 2,3% (0,4 млн. га), земли водного фонда – 1,2% (0,2 млн. га), прочие – 1,5% (0,3 млн.га). в центре – </text:span><text:span text:style-name="T2">16,8 млн. га</text:span></text:p>
      <text:p text:style-name="P22"/>
      <text:p text:style-name="P24"><text:span text:style-name="T1">Сегментарно появляющийся график «Общий запас древесины» </text:span><text:span text:style-name="T1">может его после полезных ископаемых?</text:span></text:p>
      <text:p text:style-name="P22"/>
      <text:p text:style-name="P11">Полиметаллы (Cu, Pb, Zn, Ag)</text:p>
      <text:p text:style-name="P13"><text:span text:style-name="T1">17 млн. тонн прогноз</text:span><text:span text:style-name="T6">н</text:span><text:span text:style-name="T1">ые ресурсы</text:span></text:p>
      <text:p text:style-name="P22">7 млн. тонн утвержденные запасы </text:p>
      <text:p text:style-name="P23">Золото Au</text:p>
      <text:p text:style-name="P13"><text:span text:style-name="T1">720 тонн прогноз</text:span><text:span text:style-name="T6">н</text:span><text:span text:style-name="T1">ые ресурсы</text:span></text:p>
      <text:p text:style-name="P12">55 тонн утвержденные запасы </text:p>
      <text:p text:style-name="P23">Бурый уголь</text:p>
      <text:p text:style-name="P13"><text:span text:style-name="T1">340 <text:s/>млн. тонн прогноз</text:span><text:span text:style-name="T6">н</text:span><text:span text:style-name="T1">ые ресурсы</text:span></text:p>
      <text:p text:style-name="P12">26 млн. тонн утвержденные запасы</text:p>
      <text:p text:style-name="P12">Природное месторождение сульфата натрия – добыча 750 тыс. в год</text:p>
      <text:p text:style-name="P22">Яшма, порфиры, мрамор, гранит</text:p>
      <text:p text:style-name="P23">Минеральные воды, лечебные грязи, высокоминерализованная рапа</text:p>
      <text:p text:style-name="P21"/>
      <text:p text:style-name="P2">Диверсифицированная структура экономики</text:p>
      <text:p text:style-name="P2">Сегментарно появляющийся график ВРП</text:p>
      <text:p text:style-name="P19"><text:span text:style-name="T3">35</text:span><text:span text:style-name="T1">% - доля малого бизнеса</text:span></text:p>
      <text:p text:style-name="P20"/>
      <text:p text:style-name="P4">Сегодня дано указание, что нужно начать с сельского хозяйства и пищевки, а потом промышленность</text:p>
      <text:p text:style-name="P7"/>
      <text:p text:style-name="P7">1-е место в России по площади пашни - 6,5 млн. га <text:s/></text:p>
      <text:p text:style-name="P7">посевная площадь – 5,4 млн. га</text:p>
      <text:p text:style-name="P7"/>
      <text:p text:style-name="P7">20% населения занято в сельском хозяйстве</text:p>
      <text:p text:style-name="P7">Производство сельскохозяйственной продукции на душу населения –</text:p>
      <text:p text:style-name="P7">36564 рубля (1 место в СФО).</text:p>
      <text:p text:style-name="P7"><text:soft-page-break/></text:p>
      <text:p text:style-name="P7">Среднегодовой валовой сбор зерновых и зернобобовых культур - <text:s/>4 млн. тонн</text:p>
      <text:p text:style-name="P7">40% общероссийского производства гречихи</text:p>
      <text:p text:style-name="P6">15% льноволокна</text:p>
      <text:p text:style-name="P6"/>
      <text:p text:style-name="P6">Алтайский край — единственный от Урала до Дальнего Востока регион, выращивающий сахарную свеклу</text:p>
      <text:p text:style-name="P6"/>
      <text:p text:style-name="P7">2012 год:</text:p>
      <text:p text:style-name="P7">поголовье КРС - 874 тыс. голов </text:p>
      <text:p text:style-name="P7">свиней - 613 тыс. голов</text:p>
      <text:p text:style-name="P7">1444 тыс. тонн молока</text:p>
      <text:p text:style-name="P7">328 <text:s/>тыс. тонн мяса</text:p>
      <text:p text:style-name="P6">1071 млн. шт. яиц</text:p>
      <text:p text:style-name="P18"/>
      <text:p text:style-name="P18">В крае производится </text:p>
      <text:p text:style-name="P18">каждая 3-я тонна сухой молочной сыворотки <text:s text:c="9"/></text:p>
      <text:p text:style-name="P18">каждая <text:s/>4-я тонна крупы </text:p>
      <text:p text:style-name="P18">каждая 6-я тонна сыров </text:p>
      <text:p text:style-name="P18">каждая 7-я тонна пшеничной муки </text:p>
      <text:p text:style-name="P6">каждая 9-я тонна макаронных изделий</text:p>
      <text:p text:style-name="P6"/>
      <text:p text:style-name="P2">ПРОМЫШЛЕННОСТЬ </text:p>
      <text:p text:style-name="P2">6 тысяч предприятий</text:p>
      <text:p text:style-name="P2">40% выручки </text:p>
      <text:p text:style-name="P3">16% занятых</text:p>
      <text:p text:style-name="P3">35% налоговых отчислений </text:p>
      <text:p text:style-name="P3"/>
      <text:p text:style-name="P20">Сегментарно появляющийся круговой график по структуре промпроизводства</text:p>
      <text:p text:style-name="P2"/>
      <text:p text:style-name="P2">36% паровых и пароводогрейных котлов в России</text:p>
      <text:p text:style-name="P2">13% лекарственных средств </text:p>
      <text:p text:style-name="P2">12% кокса </text:p>
      <text:p text:style-name="P20">11% грузовых магистральных вагонов</text:p>
      <text:p text:style-name="P18"/>
      <text:p text:style-name="P8"><text:s/>ИННОВАЦИИ </text:p>
      <text:p text:style-name="P8"/>
      <text:p text:style-name="P30">Сначала идет общий блок по инновациям на фоне кадров из институтских </text:p>
      <text:p text:style-name="P30">лабораторий (микроскопы, пробирки и т.п.). там где информация про </text:p>
      <text:p text:style-name="P30">количество ВУЗов, можно на фоне зданий.</text:p>
      <text:p text:style-name="P30">Потом 3 инновационных кластера: экран на три блока, в центре слова </text:p>
      <text:p text:style-name="P30">КЛАСТЕРЫ и в секторах названия кластеров с соответствующими </text:p>
      <text:p text:style-name="P30">видеокадрами. Затем идет приближение первого блока (начать с </text:p>
      <text:p text:style-name="P30">фармацевтического), на фоне кадров с Эвалара информация про этот кластер.</text:p>
      <text:p text:style-name="P30">Затем кластер аграрного машиностроения – кадры из Тонара, и с дней поля с </text:p>
      <text:p text:style-name="P30">инфографикой про кластер.</text:p>
      <text:p text:style-name="P30">Последним – энергетический кластер.</text:p>
      <text:p text:style-name="P8">Потом видео про медицинский кластер, потом про образовательный кластер.</text:p>
      <text:p text:style-name="P8"/>
      <text:p text:style-name="P6">40 организаций, осуществляющих научные исследования и разработки:</text:p>
      <text:p text:style-name="P28">15 научно-исследовательских институтов, в том числе</text:p>
      <text:p text:style-name="P28"><text:soft-page-break/>2 учреждения Сибирского отделения РАН </text:p>
      <text:p text:style-name="P28">5 учреждений Россельхозакадемии </text:p>
      <text:p text:style-name="P28"/>
      <text:p text:style-name="P7"/>
      <text:p text:style-name="P7">11 ВУЗов, 22 филиала</text:p>
      <text:p text:style-name="P7"/>
      <text:p text:style-name="P7"/>
      <text:p text:style-name="P7"><text:s/></text:p>
      <text:p text:style-name="P7">2012 год </text:p>
      <text:p text:style-name="P7">объем высокотехнологичной и наукоемкой продукции – 38,5 млрд. рублей</text:p>
      <text:p text:style-name="P7">объем инновационной продукции – 5,8 млрд. рублей</text:p>
      <text:p text:style-name="P7"/>
      <text:p text:style-name="P7"/>
      <text:p text:style-name="P7">12,3% - доля малых предприятий, осуществляющих техинновации, 1-е место в России </text:p>
      <text:p text:style-name="P7"/>
      <text:p text:style-name="P7"/>
      <text:p text:style-name="P7"><text:s/>3-е место в СФО по количеству поданных патентных заявок на одного занятого исследованиями и разработками </text:p>
      <text:p text:style-name="P7"/>
      <text:p text:style-name="P6"/>
      <text:p text:style-name="P7">Бийск – крупнейший наукоград Российской Федерации </text:p>
      <text:p text:style-name="P27">15 организаций с полным инновационным циклом</text:p>
      <text:p text:style-name="P27">ассоциация «Межрегиональный центр наноиндустрии»</text:p>
      <text:p text:style-name="P27">технологический парк «Бийск»</text:p>
      <text:p text:style-name="P27">бизнес-инкубатор инновационного типа (64 рабочих места, 4 лаборатории)</text:p>
      <text:p text:style-name="P6">центр развития наукограда</text:p>
      <text:p text:style-name="P6"/>
      <text:p text:style-name="P6"/>
      <text:p text:style-name="P6"/>
      <text:p text:style-name="P6"/>
      <text:p text:style-name="P7">Алтайский биофармацевтический кластер</text:p>
      <text:p text:style-name="P27">лекарственные средства и субстанции</text:p>
      <text:p text:style-name="P16">биологически активные добавки</text:p>
      <text:p text:style-name="P16">функциональное питание и косметика</text:p>
      <text:p text:style-name="P16">медицинская техника и технологии</text:p>
      <text:p text:style-name="P7">35 организаций</text:p>
      <text:p text:style-name="P7">якорные: ЗАО «Алтайвитамины», ЗАО «Эвалар», ОАО «ФНПЦ «Алтай», ООО ПКФ «Две линии»</text:p>
      <text:p text:style-name="P7"/>
      <text:p text:style-name="P7"/>
      <text:p text:style-name="P16">Алтайский кластер аграрного машиностроения </text:p>
      <text:p text:style-name="P16">сборочное производство тракторов и комбайнов </text:p>
      <text:p text:style-name="P16">производство посевных комплексов и почвообрабатывающих орудий</text:p>
      <text:p text:style-name="P6">27 организаций</text:p>
      <text:p text:style-name="WW-Базовый"><text:span text:style-name="T5">якорные: ЗАО «Рубцовский заво д запасных частей», ЗАО «Тонар плюс»</text:span><text:bookmark text:name="_GoBack"/><text:span text:style-name="T5">, </text:span><text:span text:style-name="T7">ООО «Леньковский СельМашЗавод»</text:span></text:p>
      <text:p text:style-name="P15"/>
      <text:p text:style-name="P15"/>
      <text:p text:style-name="P7">Алтайский кластер энергомашиностроения и энергоэффективных технологий </text:p>
      <text:p text:style-name="P7">энергетические агрегаты и вспомогательное оборудование для производителей и транспортировщиков электроэнергии</text:p>
      <text:p text:style-name="P16"><text:soft-page-break/>внедрение энергосберегающих технологий </text:p>
      <text:p text:style-name="P7">28 организаций</text:p>
      <text:p text:style-name="P7">якорные: ОАО «Сибэнергомаш», ОАО «Алтайэнергосбыт», ЗАО «ПО Межрегионэнергосервис»</text:p>
      <text:p text:style-name="P33"/>
      <text:p text:style-name="P15"/>
      <text:p text:style-name="P9">Медицинский кластер</text:p>
      <text:p text:style-name="P7">Высокотехнологичный <text:s/>федеральный <text:s/>центр <text:s/>травматологии, ортопедии и эндопротезирования</text:p>
      <text:p text:style-name="P7">Онкологический центр «Надежда»</text:p>
      <text:p text:style-name="P15">Сельское здравоохранение, скорая медицинская помощь</text:p>
      <text:p text:style-name="P15"/>
      <text:p text:style-name="P10">Образовательный кластер</text:p>
      <text:p text:style-name="P7">Новые современные школы и детские сады</text:p>
      <text:p text:style-name="P17">Общий охват детей дошкольным образованием - 89 %.</text:p>
      <text:p text:style-name="P17"/>
      <text:p text:style-name="P17"/>
      <text:p text:style-name="P17"/>
      <text:p text:style-name="P17"/>
      <text:p text:style-name="P9">ТУРИЗМ</text:p>
      <text:p text:style-name="P7">туристический поток - 1,5 млн. человек </text:p>
      <text:p text:style-name="P7">44 санаторно-курортных учреждения</text:p>
      <text:p text:style-name="P7">176 гостиниц</text:p>
      <text:p text:style-name="P7">144 туристических базы</text:p>
      <text:p text:style-name="P7">72 детских оздоровительных лагеря</text:p>
      <text:p text:style-name="P7">146 «зеленых домов»</text:p>
      <text:p text:style-name="P7"/>
      <text:p text:style-name="P7">Туристические маршруты:</text:p>
      <text:p text:style-name="P7">Малое Золотое кольцо Алтая (0,3 тыс. км)</text:p>
      <text:p text:style-name="P7">Большое Золотое кольцо Алтая (3 тыс. км)</text:p>
      <text:p text:style-name="P7">Казачья подкова (2,3 тыс. км)</text:p>
      <text:p text:style-name="P7"/>
      <text:p text:style-name="P7">познавательный, оздоровительный, экстремальный, сельский туризм</text:p>
      <text:p text:style-name="P7"/>
      <text:p text:style-name="P7">Белокуриха – федеральный курортно-бальнеологический и медицинский центр</text:p>
      <text:p text:style-name="P7"/>
      <text:p text:style-name="P7">ОЭЗ ТРТ «Бирюзовая Катунь»</text:p>
      <text:p text:style-name="P7">17 резидентов </text:p>
      <text:p text:style-name="P7">30 млрд. рублей заявленный объем инвестиций</text:p>
      <text:p text:style-name="P7"/>
      <text:p text:style-name="P7">Игорная зона «Сибирская монета»</text:p>
      <text:p text:style-name="P5"><text:span text:style-name="T8">S</text:span><text:span text:style-name="T5"> – 2,3 тыс. га</text:span></text:p>
      <text:p text:style-name="P7">игорные заведения</text:p>
      <text:p text:style-name="P7">отели и виллы</text:p>
      <text:p text:style-name="P7">парки аттракционов</text:p>
      <text:p text:style-name="P7">спортивные центры</text:p>
      <text:p text:style-name="P7">2008-2020 гг. - <text:s/>28,9 млрд. рублей инвестиций</text:p>
      <text:p text:style-name="P7"/>
      <text:p text:style-name="P6"/>
      <text:p text:style-name="P7"/>
      <text:p text:style-name="P7"><text:soft-page-break/></text:p>
      <text:p text:style-name="P9">ИНФРАСТРУКТУРА</text:p>
      <text:p text:style-name="P7"/>
      <text:p text:style-name="P9">Транспорт </text:p>
      <text:p text:style-name="P26">1 место в Сибири и 3 место в России по протяженности автомобильных дорог общего пользования – 38,3 тыс. км</text:p>
      <text:p text:style-name="P25">эксплуатационная длина железнодорожных путей – 2,1 тыс. км</text:p>
      <text:p text:style-name="P25"/>
      <text:p text:style-name="P5"><text:span text:style-name="T5">федеральные трассы </text:span><text:span text:style-name="T9">Р-256 «Новосибирск – Барнаул – Горно-Алтайск - Граница с Монголией» </text:span><text:span text:style-name="T5">и </text:span><text:span text:style-name="T9">А322 «Барнаул – Рубцовск – гр. с Республикой Казахстан»</text:span></text:p>
      <text:p text:style-name="P7"/>
      <text:p text:style-name="P7">Аэропорт им. Г.С. Титова</text:p>
      <text:p text:style-name="P7">более 20 направлений</text:p>
      <text:p text:style-name="P7">пропускная способность - 200 пасс/час</text:p>
      <text:p text:style-name="P7">план - строительство международного терминала</text:p>
      <text:p text:style-name="P7">перспективная пропускная способность +200 пасс/час</text:p>
      <text:p text:style-name="P7">Аэропорт г. Бийска</text:p>
      <text:p text:style-name="P7">инвестиции -1 млрд. рублей</text:p>
      <text:p text:style-name="P7">пропускная способность - 100 пасс/час</text:p>
      <text:p text:style-name="P7"/>
      <text:p text:style-name="P7">Газификация</text:p>
      <text:p text:style-name="P29">Общий уровень газификации территории края природным газом - 9,4%</text:p>
      <text:p text:style-name="P29">2008-2012 г.г.</text:p>
      <text:p text:style-name="P29">построено 1669 км газовых сетей</text:p>
      <text:p text:style-name="P29">газифицировано 32 тыс. домовладений</text:p>
      <text:p text:style-name="P29">переведено на газ 590 котельных</text:p>
      <text:p text:style-name="P7">Карта с газифицированными районами и перспективными</text:p>
      <text:p text:style-name="P7"/>
      <text:p text:style-name="P7">Жилье </text:p>
      <text:p text:style-name="P7">2008-2012 г.г.</text:p>
      <text:p text:style-name="P7">введено 3,2 млн.кв.м жилья</text:p>
      <text:p text:style-name="P7">1,1 млн.кв.м - в сельской местности</text:p>
      <text:p text:style-name="P5"/>
      <text:p text:style-name="P5">call-центры</text:p>
      <text:p text:style-name="P5">Ростелеком</text:p>
      <text:p text:style-name="P5">МТС</text:p>
      <text:p text:style-name="P5">ВТБ-24</text:p>
      <text:p text:style-name="P5">Альфа-банк</text:p>
      <text:p text:style-name="P5">30 млн. абонентов </text:p>
      <text:p text:style-name="P5">4 тыс. рабочих мест</text:p>
      <text:p text:style-name="P7"/>
      <text:p text:style-name="P7"/>
      <text:p text:style-name="P7"/>
      <text:p text:style-name="P7"/>
      <text:p text:style-name="P7"/>
      <text:p text:style-name="P14">ПОСЛЕДНИЙ БЛОК</text:p>
      <text:p text:style-name="P7"/>
      <text:p text:style-name="P7">Ежегодно - более 550 краевых спортивно-массовых мероприятий </text:p>
      <text:p text:style-name="P7">более 250 тысяч участников</text:p>
      <text:p text:style-name="P7"/>
      <text:p text:style-name="P7">Численность занимающихся спортом - более 590 тысяч человек</text:p>
      <text:p text:style-name="P7"><text:soft-page-break/></text:p>
      <text:p text:style-name="P7">Государственная поддержка следующих видов спорта:</text:p>
      <text:p text:style-name="P7">горнолыжный спорт и сноубординг </text:p>
      <text:p text:style-name="P7">хоккей </text:p>
      <text:p text:style-name="P7">футбол </text:p>
      <text:p text:style-name="P7">волейбол</text:p>
      <text:p text:style-name="P7">баскетбол</text:p>
      <text:p text:style-name="P7">шахматы</text:p>
      <text:p text:style-name="P7">адаптивный спорт</text:p>
      <text:p text:style-name="P7">детский спорт</text:p>
      <text:p text:style-name="P7"/>
      <text:p text:style-name="P35">Новые объекты культуры (театр драмы, филармония, орган, <text:s/>площадь октябя, проект художественного музея, молодежный театр, памятник переселенцам, оркестр Сибирь)</text:p>
      <text:p text:style-name="P35"/>
      <text:p text:style-name="P35">Барнаул – культурная столица</text:p>
      <text:p text:style-name="P34"/>
      <text:p text:style-name="P35">Народная культура (ансамбли, центры народного творчества)</text:p>
      <text:p text:style-name="P35">Известные земляки и мемориальные комплексы </text:p>
      <text:p text:style-name="P35"/>
      <text:p text:style-name="P35"/>
      <text:p text:style-name="P7">Алтайский край – место проведения крупных межрегиональных и международных мероприятий </text:p>
      <text:p text:style-name="P7"/>
      <text:p text:style-name="P35">(АТР, Продовольственный форум, туристические мероприятия)</text:p>
      <text:p text:style-name="P7"/>
      <text:p text:style-name="P7">ежегодно рождается более 30 тыс. детей</text:p>
      <text:p text:style-name="P7"/>
      <text:p text:style-name="P7">Каждый седьмой ребенок – в многодетной семье</text:p>
      <text:p text:style-name="P7"/>
      <text:p text:style-name="P5"><text:span text:style-name="T5">По мнению специалистов </text:span><text:span text:style-name="T4">ЮНЕСКО</text:span><text:span text:style-name="T5">, Алтайский край - одна из самых комфортных в мире территорий для проживания и отдыха люде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Mangal" svg:font-family="Mangal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font-size="12pt" fo:language="en" fo:country="US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1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name-complex="Lucida Sans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Lucida San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orphans="2" fo:widows="2" fo:hyphenation-ladder-count="no-limit" fo:keep-with-next="always" style:writing-mode="lr-tb"/>
      <style:text-properties fo:color="#000000" style:font-name="Helvetica" fo:font-size="12pt" fo:language="en" fo:country="US" fo:font-weight="bold" style:letter-kerning="true" style:font-name-asian="ヒラギノ角ゴ Pro W3" style:font-size-asian="12pt" style:language-asian="hi" style:country-asian="IN" style:font-weight-asian="bold" style:font-name-complex="Helvetica1" style:language-complex="hi" style:country-complex="IN" fo:hyphenate="false" fo:hyphenation-remain-char-count="2" fo:hyphenation-push-char-count="2"/>
    </style:style>
    <style:style style:name="Free_20_Form" style:display-name="Free Form" style:family="paragraph" style:default-outline-level="">
      <style:paragraph-properties fo:margin-top="0cm" fo:margin-bottom="0.353cm" fo:line-height="115%" fo:orphans="2" fo:widows="2" fo:hyphenation-ladder-count="no-limit" style:writing-mode="lr-tb"/>
      <style:text-properties fo:color="#000000" style:font-name="Calibri" fo:font-size="11pt" style:letter-kerning="true" style:font-name-asian="ヒラギノ角ゴ Pro W3" style:font-size-asian="11pt" style:language-asian="hi" style:country-asian="IN" style:font-name-complex="Calibri1" style:language-complex="hi" style:country-complex="IN" fo:hyphenate="false" fo:hyphenation-remain-char-count="2" fo:hyphenation-push-char-count="2"/>
    </style:style>
    <style:style style:name="WW-Базовый" style:family="paragraph" style:default-outline-level="">
      <style:paragraph-properties fo:orphans="2" fo:widows="2" fo:hyphenation-ladder-count="no-limit" style:writing-mode="lr-tb"/>
      <style:text-properties fo:color="#000000" fo:font-size="12pt" style:letter-kerning="true" style:font-name-asian="ヒラギノ角ゴ Pro W3" style:font-size-asian="12pt" style:language-asian="hi" style:country-asian="IN" style:language-complex="hi" style:country-complex="IN" fo:hyphenate="false" fo:hyphenation-remain-char-count="2" fo:hyphenation-push-char-count="2"/>
    </style:style>
    <style:style style:name="Обычный_20__28_веб_29_1" style:display-name="Обычный (веб)1" style:family="paragraph" style:default-outline-level="">
      <style:paragraph-properties fo:margin-top="0.176cm" fo:margin-bottom="0.176cm" fo:orphans="2" fo:widows="2" fo:hyphenation-ladder-count="no-limit" style:writing-mode="lr-tb"/>
      <style:text-properties fo:color="#000000" fo:font-size="12pt" style:letter-kerning="true" style:font-name-asian="ヒラギノ角ゴ Pro W3" style:font-size-asian="12pt" style:language-asian="hi" style:country-asian="IN" style:language-complex="hi" style:country-complex="IN" fo:hyphenate="false" fo:hyphenation-remain-char-count="2" fo:hyphenation-push-char-count="2"/>
    </style:style>
    <style:style style:name="Абзац_20_списка1" style:display-name="Абзац списка1" style:family="paragraph" style:default-outline-level="">
      <style:paragraph-properties fo:margin="100%" fo:margin-left="1.27cm" fo:margin-right="0cm" fo:margin-top="0cm" fo:margin-bottom="0.353cm" fo:line-height="115%" fo:orphans="2" fo:widows="2" fo:hyphenation-ladder-count="no-limit" fo:text-indent="0cm" style:auto-text-indent="false" style:writing-mode="lr-tb"/>
      <style:text-properties fo:color="#000000" style:font-name="Calibri" fo:font-size="11pt" style:letter-kerning="true" style:font-name-asian="ヒラギノ角ゴ Pro W3" style:font-size-asian="11pt" style:language-asian="hi" style:country-asian="IN" style:font-name-complex="Calibri1" style:language-complex="hi" style:country-complex="IN" fo:hyphenate="false" fo:hyphenation-remain-char-count="2" fo:hyphenation-push-char-count="2"/>
    </style:style>
    <style:style style:name="ConsPlusCell" style:family="paragraph" style:default-outline-level="">
      <style:paragraph-properties fo:orphans="2" fo:widows="2" fo:hyphenation-ladder-count="no-limit" style:writing-mode="lr-tb"/>
      <style:text-properties fo:color="#000000" fo:font-size="14pt" style:letter-kerning="true" style:font-name-asian="ヒラギノ角ゴ Pro W3" style:font-size-asian="14pt" style:language-asian="hi" style:country-asian="IN" style:language-complex="hi" style:country-complex="IN" fo:hyphenate="false" fo:hyphenation-remain-char-count="2" fo:hyphenation-push-char-count="2"/>
    </style:style>
    <style:style style:name="Default" style:family="paragraph" style:default-outline-level="">
      <style:paragraph-properties fo:orphans="2" fo:widows="2" fo:hyphenation-ladder-count="no-limit" style:writing-mode="lr-tb"/>
      <style:text-properties fo:color="#000000" fo:font-size="12pt" style:letter-kerning="true" style:font-name-asian="ヒラギノ角ゴ Pro W3" style:font-size-asian="12pt" style:language-asian="hi" style:country-asian="IN" style:language-complex="hi" style:country-complex="IN" fo:hyphenate="false" fo:hyphenation-remain-char-count="2" fo:hyphenation-push-char-count="2"/>
    </style:style>
    <style:style style:name="Свободная_20_форма" style:display-name="Свободная форма" style:family="paragraph" style:default-outline-level="">
      <style:paragraph-properties fo:orphans="2" fo:widows="2" style:writing-mode="lr-tb"/>
      <style:text-properties fo:color="#000000" style:letter-kerning="true" style:font-name-asian="ヒラギノ角ゴ Pro W3" style:language-asian="hi" style:country-asian="IN" style:language-complex="hi" style:country-complex="IN"/>
    </style:style>
    <style:style style:name="Свободная_20_форма_20_A" style:display-name="Свободная форма A" style:family="paragraph" style:default-outline-level="">
      <style:paragraph-properties fo:orphans="2" fo:widows="2" style:writing-mode="lr-tb"/>
      <style:text-properties fo:color="#000000" style:letter-kerning="true" style:font-name-asian="ヒラギノ角ゴ Pro W3" style:language-asian="hi" style:country-asian="IN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paragraph-properties fo:hyphenation-ladder-count="no-limit"/>
      <style:text-properties style:font-name="Calibri" fo:font-size="10pt" fo:language="ru" fo:country="RU" style:font-name-asian="Calibri1" style:font-size-asian="10pt" style:language-asian="en" style:country-asian="US" style:font-size-complex="10pt" fo:hyphenate="true" fo:hyphenation-remain-char-count="2" fo:hyphenation-push-char-count="2"/>
    </style:style>
    <style:style style:name="Default_20_Paragraph_20_Font" style:display-name="Default Paragraph Font" style:family="text"/>
    <style:style style:name="Основной_20_шрифт_20_абзаца1" style:display-name="Основной шрифт абзаца1" style:family="text"/>
    <style:style style:name="Строгий1" style:family="text">
      <style:text-properties fo:color="#000000" style:font-name="Lucida Grande" fo:font-size="11pt" fo:font-style="normal" fo:font-weight="bold" style:font-name-asian="ヒラギノ角ゴ Pro W3" style:font-size-asian="11pt" style:font-style-asian="normal" style:font-weight-asian="bold" style:font-name-complex="Lucida Grande1"/>
    </style:style>
    <style:style style:name="Текст_20_сноски_20_Знак" style:display-name="Текст сноски Знак" style:family="text" style:parent-style-name="Default_20_Paragraph_20_Font">
      <style:text-properties style:font-name="Calibri" style:font-name-asian="Calibri1" style:language-asian="en" style:country-asian="US" style:font-name-complex="Times New Roman1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3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ikova</meta:initial-creator>
    <meta:editing-cycles>14</meta:editing-cycles>
    <meta:print-date>2013-09-18T11:51:00</meta:print-date>
    <meta:creation-date>2013-09-20T02:05:00</meta:creation-date>
    <dc:date>2013-10-13T23:13:37</dc:date>
    <meta:editing-duration>P1DT10H10M43S</meta:editing-duration>
    <meta:generator>OpenOffice/4.0.1$Unix OpenOffice.org_project/401m5$Build-9714</meta:generator>
    <meta:document-statistic meta:table-count="0" meta:image-count="0" meta:object-count="0" meta:page-count="6" meta:paragraph-count="190" meta:word-count="1047" meta:character-count="7659"/>
    <meta:user-defined meta:name="AppVersion">12.0000</meta:user-defined>
    <meta:user-defined meta:name="Company">ГУЭ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